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4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</table:content-validations>
      <table:table table:name="DATE (24-11-2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e component spec must contain an exhaustive list of all biomes, but we will update it if you can implement those biomes soon.</text:p>
          </table:table-cell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ntains grassy islands, artifacts of player land generation.</text:p>
          </table:table-cell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pec will be updated to include this information, no exception required. When can the changes be implemented?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add commentary about Antiquity mode when you are ready.</text:p>
          </table:table-cell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ood idea. Including that information here will give players notice to look for Oysters.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is would be required if you added a cracked biome – the spec says the relics appear on all biomes.</text:p>
          </table:table-cell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pec does not say if the outpost should be <text:span text:style-name="T3">permanently</text:span><text:span text:style-name="T4"> capturable or not. Do the outposts behave like monuments?</text:span>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Scout properties are incorrect!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Please consider archiving or removing HVN (old) version of Syzygy. It can make it confusing for people to locate the correct script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, should direct to SPC-09 not HVN-07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ermission not granted in title block for use in ALS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Land generations featured in this map are regarded as unique from what was uploaded to the workshop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829 of 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fine. The outpost is only for vision, and the capture radius of most units exceeds the forest avoidanc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component spec will need to be udated to reflect that ownership of the outposts can change depending on who is closest. The temporary bonus vision is regarded as a small advantage. There is no need for starting villagers to avoid these buildings.</text:p>
          </table:table-cell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Outposts are insignificant advantage</text:p>
          </table:table-cell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Unless you changed some rules to make forests look like useless plants (where people have mods to remove the graphics) it is fine.</text:p>
          </table:table-cell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de out of date, does not trigger for “LOW_RESOURCES” situation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3)'.F40:'DATE (24-11-23)'.F42 'DATE (24-11-23)'.F44:'DATE (24-11-23)'.F44 'DATE (24-11-23)'.F46:'DATE (24-11-23)'.F49 'DATE (24-11-23)'.F51:'DATE (24-11-23)'.F54 'DATE (24-11-23)'.F56:'DATE (24-11-23)'.F56 'DATE (24-11-23)'.F58:'DATE (24-11-23)'.F59 'DATE (24-11-23)'.F61:'DATE (24-11-23)'.F63 'DATE (24-11-23)'.F65:'DATE (24-11-23)'.F72 'DATE (24-11-23)'.F74:'DATE (24-11-23)'.F74 'DATE (24-11-23)'.F76:'DATE (24-11-23)'.F76 'DATE (24-11-23)'.F78:'DATE (24-11-23)'.F78 'DATE (24-11-23)'.F80:'DATE (24-11-23)'.F80 'DATE (24-11-23)'.D40:'DATE (24-11-23)'.D42 'DATE (24-11-23)'.D44:'DATE (24-11-23)'.D44 'DATE (24-11-23)'.D46:'DATE (24-11-23)'.D49 'DATE (24-11-23)'.D51:'DATE (24-11-23)'.D54 'DATE (24-11-23)'.D56:'DATE (24-11-23)'.D56 'DATE (24-11-23)'.D58:'DATE (24-11-23)'.D59 'DATE (24-11-23)'.D61:'DATE (24-11-23)'.D63 'DATE (24-11-23)'.D65:'DATE (24-11-23)'.D72 'DATE (24-11-23)'.D74:'DATE (24-11-23)'.D74 'DATE (24-11-23)'.D76:'DATE (24-11-23)'.D76 'DATE (24-11-23)'.D78:'DATE (24-11-23)'.D78 'DATE (24-11-23)'.D80:'DATE (24-11-23)'.D80 'DATE (24-11-23)'.D8:'DATE (24-11-23)'.D37 'DATE (24-11-23)'.F8:'DATE (24-11-23)'.F37">
            <calcext:condition calcext:apply-style-name="Red Fill" calcext:value="=&quot;Non-Compliant&quot;" calcext:base-cell-address="'DATE (24-11-23)'.D8"/>
            <calcext:condition calcext:apply-style-name="Orange Fill" calcext:value="=&quot;Exception Rejected&quot;" calcext:base-cell-address="'DATE (24-11-23)'.D8"/>
            <calcext:condition calcext:apply-style-name="Light Green Fill" calcext:value="=&quot;Compliance Expected&quot;" calcext:base-cell-address="'DATE (24-11-23)'.D8"/>
            <calcext:condition calcext:apply-style-name="Dark Green Fill" calcext:value="=&quot;Exception Granted&quot;" calcext:base-cell-address="'DATE (24-11-23)'.D8"/>
            <calcext:condition calcext:apply-style-name="Emerald Fill" calcext:value="=&quot;Compliant&quot;" calcext:base-cell-address="'DATE (24-11-23)'.D8"/>
            <calcext:condition calcext:apply-style-name="Note" calcext:value="=&quot;Not-Applicable&quot;" calcext:base-cell-address="'DATE (24-11-23)'.D8"/>
            <calcext:condition calcext:apply-style-name="Yellow Fill" calcext:value="=&quot;Exception Requested&quot;" calcext:base-cell-address="'DATE (24-11-23)'.D8"/>
          </calcext:conditional-format>
        </calcext:conditional-formats>
      </table:table>
      <table:table table:name="DATE (24-11-2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10"/>
        <table:table-column table:style-name="co5" table:default-cell-style-name="ce49"/>
        <table:table-column table:style-name="co6" table:default-cell-style-name="ce113"/>
        <table:table-column table:style-name="co5" table:default-cell-style-name="ce3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  <table:table-cell/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  <table:table-cell/>
        </table:table-row>
        <table:table-row table:style-name="ro1">
          <table:table-cell table:style-name="ce3" office:value-type="string" calcext:value-type="string">
            <text:p>CSRM-SPC-08-R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pecs have been updated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ODO: check to ensure that resources being placed through a land id are spawning. Don’t think they are, but haven’t checked. 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  <table:table-cell office:value-type="string" calcext:value-type="string">
            <text:p>TODO: check that the oysters max spawn distance doesn’t prevent spawning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8" table:number-columns-repeated="2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bout 1.5 Mb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does override map size to increase from 120 to 121 tiles (that way the small planet has a consistent 1-tile gap to the edge of the map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abled if low resources and neither 2-player nor 2-team game</text:p>
          </table:table-cell>
          <table:table-cell table:content-validation-name="val2" office:value-type="string" calcext:value-type="string">
            <text:p>Non-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  <table:table-cell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43" calcext:value-type="float" table:number-columns-spanned="2" table:number-rows-spanned="1">
            <text:p>43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  <table:table-cell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/>
        </table:table-row>
        <calcext:conditional-formats>
          <calcext:conditional-format calcext:target-range-address="'DATE (24-11-29)'.F40:'DATE (24-11-29)'.F42 'DATE (24-11-29)'.F44:'DATE (24-11-29)'.F44 'DATE (24-11-29)'.F46:'DATE (24-11-29)'.F49 'DATE (24-11-29)'.F51:'DATE (24-11-29)'.F54 'DATE (24-11-29)'.F56:'DATE (24-11-29)'.F56 'DATE (24-11-29)'.F58:'DATE (24-11-29)'.F59 'DATE (24-11-29)'.F61:'DATE (24-11-29)'.F63 'DATE (24-11-29)'.F65:'DATE (24-11-29)'.F72 'DATE (24-11-29)'.F74:'DATE (24-11-29)'.F74 'DATE (24-11-29)'.F76:'DATE (24-11-29)'.F76 'DATE (24-11-29)'.F78:'DATE (24-11-29)'.F78 'DATE (24-11-29)'.F80:'DATE (24-11-29)'.F80 'DATE (24-11-29)'.D40:'DATE (24-11-29)'.D42 'DATE (24-11-29)'.D44:'DATE (24-11-29)'.D44 'DATE (24-11-29)'.D46:'DATE (24-11-29)'.D49 'DATE (24-11-29)'.D51:'DATE (24-11-29)'.D54 'DATE (24-11-29)'.D56:'DATE (24-11-29)'.D56 'DATE (24-11-29)'.D58:'DATE (24-11-29)'.D59 'DATE (24-11-29)'.D61:'DATE (24-11-29)'.D63 'DATE (24-11-29)'.D65:'DATE (24-11-29)'.D72 'DATE (24-11-29)'.D74:'DATE (24-11-29)'.D74 'DATE (24-11-29)'.D76:'DATE (24-11-29)'.D76 'DATE (24-11-29)'.D78:'DATE (24-11-29)'.D78 'DATE (24-11-29)'.D80:'DATE (24-11-29)'.D80 'DATE (24-11-29)'.D8:'DATE (24-11-29)'.D37 'DATE (24-11-29)'.F8:'DATE (24-11-29)'.F37">
            <calcext:condition calcext:apply-style-name="Red Fill" calcext:value="=&quot;Non-Compliant&quot;" calcext:base-cell-address="'DATE (24-11-29)'.D8"/>
            <calcext:condition calcext:apply-style-name="Orange Fill" calcext:value="=&quot;Exception Rejected&quot;" calcext:base-cell-address="'DATE (24-11-29)'.D8"/>
            <calcext:condition calcext:apply-style-name="Light Green Fill" calcext:value="=&quot;Compliance Expected&quot;" calcext:base-cell-address="'DATE (24-11-29)'.D8"/>
            <calcext:condition calcext:apply-style-name="Dark Green Fill" calcext:value="=&quot;Exception Granted&quot;" calcext:base-cell-address="'DATE (24-11-29)'.D8"/>
            <calcext:condition calcext:apply-style-name="Emerald Fill" calcext:value="=&quot;Compliant&quot;" calcext:base-cell-address="'DATE (24-11-29)'.D8"/>
            <calcext:condition calcext:apply-style-name="Note" calcext:value="=&quot;Not-Applicable&quot;" calcext:base-cell-address="'DATE (24-11-29)'.D8"/>
            <calcext:condition calcext:apply-style-name="Yellow Fill" calcext:value="=&quot;Exception Requested&quot;" calcext:base-cell-address="'DATE (24-11-2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13:15:20.920000000</dc:date>
    <meta:editing-duration>P2DT19H4M8S</meta:editing-duration>
    <meta:editing-cycles>223</meta:editing-cycles>
    <meta:generator>LibreOffice/24.8.3.2$Windows_X86_64 LibreOffice_project/48a6bac9e7e268aeb4c3483fcf825c94556d9f92</meta:generator>
    <meta:document-statistic meta:table-count="2" meta:cell-count="574" meta:object-count="0"/>
  </office:meta>
</office:document-meta>
</file>